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1000000EE000000EDA6CF090C.png" manifest:media-type="image/png"/>
  <manifest:file-entry manifest:full-path="Pictures/10000000000000EE000000ED426C066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opacity="10%" draw:fill-color="#b4c7dc" draw:opacity="100%" draw:opacity-name="Transparency_20_5" draw:textarea-horizontal-align="justify" draw:textarea-vertical-align="middle" draw:auto-grow-height="false" fo:min-height="2.926cm" fo:min-width="2.676cm" draw:shadow="visible" loext:glow-radius="0.141cm" loext:glow-color="#3465a4" loext:softedge-radius="0.07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b4c7dc" draw:textarea-horizontal-align="justify" draw:textarea-vertical-align="middle" draw:auto-grow-height="false" fo:min-height="0.386cm" fo:min-width="2.00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0.301cm" loext:decorative="false"/>
    </style:style>
    <style:style style:name="gr4" style:family="graphic" style:parent-style-name="standard">
      <style:graphic-properties svg:stroke-color="#cccccc" svg:stroke-opacity="0%" draw:fill="solid" draw:fill-color="#afd095" draw:opacity="40%" draw:textarea-horizontal-align="justify" draw:textarea-vertical-align="middle" draw:auto-grow-height="false" fo:min-height="0.068cm" fo:min-width="3.57cm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b4c7dc" draw:opacity="100%" draw:opacity-name="Transparency_20_5"/>
      <style:paragraph-properties fo:text-align="center" style:writing-mode="lr-tb"/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afd095" draw:opacity="40%"/>
      <style:paragraph-properties fo:text-align="center"/>
    </style:style>
    <style:style style:name="T1" style:family="text">
      <style:text-properties fo:color="#fff5ce" loext:opacity="100%" style:font-name="Comic Sans MS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2" draw:layer="layout" svg:width="6.35cm" svg:height="6.35cm" draw:transform="rotate (-0.139626340159547) translate (8.238cm 10.19cm)">
          <text:p text:style-name="P1"><text:span text:style-name="T1">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2.858cm" svg:height="1.27cm" svg:x="13.48cm" svg:y="10.9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999cm" svg:height="0.999cm" svg:x="15.385cm" svg:y="11.23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4" draw:layer="layout" svg:width="5.08cm" svg:height="0.635cm" draw:transform="rotate (-0.663225115757845) translate (6.085cm 10.16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6.296cm" svg:height="6.27cm" svg:x="11.849cm" svg:y="2.032cm">
          <draw:image xlink:href="Pictures/10000001000000EE000000EDA6CF090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fill-image draw:name="UndoRedo" xlink:href="Pictures/10000000000000EE000000ED426C066F.jpg" xlink:type="simple" xlink:show="embed" xlink:actuate="onLoad"/>
    <draw:opacity draw:name="Transparency_20_5" draw:display-name="Transparency 5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3T22:53:47.445000000</meta:creation-date>
    <dc:date>2024-07-04T09:31:59.227000000</dc:date>
    <meta:editing-duration>PT10H38M11S</meta:editing-duration>
    <meta:editing-cycles>2</meta:editing-cycles>
    <meta:generator>LibreOffice/24.2.0.3$Windows_X86_64 LibreOffice_project/da48488a73ddd66ea24cf16bbc4f7b9c08e9bea1</meta:generator>
    <meta:document-statistic meta:object-count="5"/>
  </office:meta>
</office:document-meta>
</file>